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30">
      <style:table-cell-properties fo:background-color="#FFFF00"/>
    </style:style>
    <style:style style:name="ce5" style:family="table-cell" style:parent-style-name="Default" style:data-style-name="N0">
      <style:table-cell-properties fo:background-color="#FFF200"/>
    </style:style>
    <style:style style:name="ce6" style:family="table-cell" style:parent-style-name="Default" style:data-style-name="N30">
      <style:table-cell-properties fo:background-color="#FFF200"/>
    </style:style>
    <style:style style:name="co1" style:family="table-column">
      <style:table-column-properties fo:break-before="auto" style:column-width="9.2075cm"/>
    </style:style>
    <style:style style:name="co2" style:family="table-column">
      <style:table-column-properties fo:break-before="auto" style:column-width="5.92666666666667cm"/>
    </style:style>
    <style:style style:name="co3" style:family="table-column">
      <style:table-column-properties fo:break-before="auto" style:column-width="2.03729166666667cm"/>
    </style:style>
    <style:style style:name="co4" style:family="table-column">
      <style:table-column-properties fo:break-before="auto" style:column-width="0.4233333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5.34458333333333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8.51958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5.476875cm"/>
    </style:style>
    <style:style style:name="co14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RANJ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90 Mediodía 12:00 <text:s/>a 15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2];[.D2];[.E2])" table:style-name="ce1">
            <text:p>2021-11-19 12:00:00</text:p>
          </table:table-cell>
          <table:table-cell office:value-type="string" office:string-value="2021-11-19 15:00:00" table:formula="of:=COM.MICROSOFT.CONCAT([.C2];[.D2];[.F2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3];[.D3];[.E3])" table:style-name="ce1">
            <text:p>2021-11-20 12:00:00</text:p>
          </table:table-cell>
          <table:table-cell office:value-type="string" office:string-value="2021-11-20 15:00:00" table:formula="of:=COM.MICROSOFT.CONCAT([.C3];[.D3];[.F3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4];[.D4];[.E4])" table:style-name="ce1">
            <text:p>2021-11-21 12:00:00</text:p>
          </table:table-cell>
          <table:table-cell office:value-type="string" office:string-value="2021-11-21 15:00:00" table:formula="of:=COM.MICROSOFT.CONCAT([.C4];[.D4];[.F4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5];[.D5];[.E5])" table:style-name="ce1">
            <text:p>2021-11-22 12:00:00</text:p>
          </table:table-cell>
          <table:table-cell office:value-type="string" office:string-value="2021-11-22 15:00:00" table:formula="of:=COM.MICROSOFT.CONCAT([.C5];[.D5];[.F5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6];[.D6];[.E6])" table:style-name="ce1">
            <text:p>2021-11-23 12:00:00</text:p>
          </table:table-cell>
          <table:table-cell office:value-type="string" office:string-value="2021-11-23 15:00:00" table:formula="of:=COM.MICROSOFT.CONCAT([.C6];[.D6];[.F6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7];[.D7];[.E7])" table:style-name="ce1">
            <text:p>2021-11-24 12:00:00</text:p>
          </table:table-cell>
          <table:table-cell office:value-type="string" office:string-value="2021-11-24 15:00:00" table:formula="of:=COM.MICROSOFT.CONCAT([.C7];[.D7];[.F7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8];[.D8];[.E8])" table:style-name="ce1">
            <text:p>2021-11-25 12:00:00</text:p>
          </table:table-cell>
          <table:table-cell office:value-type="string" office:string-value="2021-11-25 15:00:00" table:formula="of:=COM.MICROSOFT.CONCAT([.C8];[.D8];[.F8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:00 <text:s/>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00:00" table:formula="of:=COM.MICROSOFT.CONCAT([.C9];[.D9];[.E9])" table:style-name="ce1">
            <text:p>2021-11-19 12:00:00</text:p>
          </table:table-cell>
          <table:table-cell office:value-type="string" office:string-value="2021-11-19 15:00:00" table:formula="of:=COM.MICROSOFT.CONCAT([.C9];[.D9];[.F9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00:00" table:formula="of:=COM.MICROSOFT.CONCAT([.C10];[.D10];[.E10])" table:style-name="ce1">
            <text:p>2021-11-20 12:00:00</text:p>
          </table:table-cell>
          <table:table-cell office:value-type="string" office:string-value="2021-11-20 15:00:00" table:formula="of:=COM.MICROSOFT.CONCAT([.C10];[.D10];[.F10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00:00" table:formula="of:=COM.MICROSOFT.CONCAT([.C11];[.D11];[.E11])" table:style-name="ce1">
            <text:p>2021-11-21 12:00:00</text:p>
          </table:table-cell>
          <table:table-cell office:value-type="string" office:string-value="2021-11-21 15:00:00" table:formula="of:=COM.MICROSOFT.CONCAT([.C11];[.D11];[.F11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00:00" table:formula="of:=COM.MICROSOFT.CONCAT([.C12];[.D12];[.E12])" table:style-name="ce1">
            <text:p>2021-11-22 12:00:00</text:p>
          </table:table-cell>
          <table:table-cell office:value-type="string" office:string-value="2021-11-22 15:00:00" table:formula="of:=COM.MICROSOFT.CONCAT([.C12];[.D12];[.F12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00:00" table:formula="of:=COM.MICROSOFT.CONCAT([.C13];[.D13];[.E13])" table:style-name="ce1">
            <text:p>2021-11-23 12:00:00</text:p>
          </table:table-cell>
          <table:table-cell office:value-type="string" office:string-value="2021-11-23 15:00:00" table:formula="of:=COM.MICROSOFT.CONCAT([.C13];[.D13];[.F13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00:00" table:formula="of:=COM.MICROSOFT.CONCAT([.C14];[.D14];[.E14])" table:style-name="ce1">
            <text:p>2021-11-24 12:00:00</text:p>
          </table:table-cell>
          <table:table-cell office:value-type="string" office:string-value="2021-11-24 15:00:00" table:formula="of:=COM.MICROSOFT.CONCAT([.C14];[.D14];[.F14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00:00" table:formula="of:=COM.MICROSOFT.CONCAT([.C15];[.D15];[.E15])" table:style-name="ce1">
            <text:p>2021-11-25 12:00:00</text:p>
          </table:table-cell>
          <table:table-cell office:value-type="string" office:string-value="2021-11-25 15:00:00" table:formula="of:=COM.MICROSOFT.CONCAT([.C15];[.D15];[.F15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00 <text:s/>a 14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19 12:00:00" table:formula="of:=COM.MICROSOFT.CONCAT([.C16];[.D16];[.E16])" table:style-name="ce1">
            <text:p>2021-11-19 12:00:00</text:p>
          </table:table-cell>
          <table:table-cell office:value-type="string" office:string-value="2021-11-19 14:00:00" table:formula="of:=COM.MICROSOFT.CONCAT([.C16];[.D16];[.F16])" table:style-name="ce1">
            <text:p>2021-11-19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0 12:00:00" table:formula="of:=COM.MICROSOFT.CONCAT([.C17];[.D17];[.E17])" table:style-name="ce1">
            <text:p>2021-11-20 12:00:00</text:p>
          </table:table-cell>
          <table:table-cell office:value-type="string" office:string-value="2021-11-20 14:00:00" table:formula="of:=COM.MICROSOFT.CONCAT([.C17];[.D17];[.F17])" table:style-name="ce1">
            <text:p>2021-11-20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1 12:00:00" table:formula="of:=COM.MICROSOFT.CONCAT([.C18];[.D18];[.E18])" table:style-name="ce1">
            <text:p>2021-11-21 12:00:00</text:p>
          </table:table-cell>
          <table:table-cell office:value-type="string" office:string-value="2021-11-21 14:00:00" table:formula="of:=COM.MICROSOFT.CONCAT([.C18];[.D18];[.F18])" table:style-name="ce1">
            <text:p>2021-11-21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2 12:00:00" table:formula="of:=COM.MICROSOFT.CONCAT([.C19];[.D19];[.E19])" table:style-name="ce1">
            <text:p>2021-11-22 12:00:00</text:p>
          </table:table-cell>
          <table:table-cell office:value-type="string" office:string-value="2021-11-22 14:00:00" table:formula="of:=COM.MICROSOFT.CONCAT([.C19];[.D19];[.F19])" table:style-name="ce1">
            <text:p>2021-11-22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3 12:00:00" table:formula="of:=COM.MICROSOFT.CONCAT([.C20];[.D20];[.E20])" table:style-name="ce1">
            <text:p>2021-11-23 12:00:00</text:p>
          </table:table-cell>
          <table:table-cell office:value-type="string" office:string-value="2021-11-23 14:00:00" table:formula="of:=COM.MICROSOFT.CONCAT([.C20];[.D20];[.F20])" table:style-name="ce1">
            <text:p>2021-11-23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4 12:00:00" table:formula="of:=COM.MICROSOFT.CONCAT([.C21];[.D21];[.E21])" table:style-name="ce1">
            <text:p>2021-11-24 12:00:00</text:p>
          </table:table-cell>
          <table:table-cell office:value-type="string" office:string-value="2021-11-24 14:00:00" table:formula="of:=COM.MICROSOFT.CONCAT([.C21];[.D21];[.F21])" table:style-name="ce1">
            <text:p>2021-11-24 14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00:00</text:p>
          </table:table-cell>
          <table:table-cell office:value-type="string" table:style-name="ce2">
            <text:p>14:00:00</text:p>
          </table:table-cell>
          <table:table-cell office:value-type="string" office:string-value="2021-11-25 12:00:00" table:formula="of:=COM.MICROSOFT.CONCAT([.C22];[.D22];[.E22])" table:style-name="ce1">
            <text:p>2021-11-25 12:00:00</text:p>
          </table:table-cell>
          <table:table-cell office:value-type="string" office:string-value="2021-11-25 14:00:00" table:formula="of:=COM.MICROSOFT.CONCAT([.C22];[.D22];[.F22])" table:style-name="ce1">
            <text:p>2021-11-25 14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<text:s/>12:30 a 15:00</text:p>
          </table:table-cell>
          <table:table-cell office:value-type="string" table:style-name="ce1">
            <text:p>PANAMERICAN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2:30:00" table:formula="of:=COM.MICROSOFT.CONCAT([.C23];[.D23];[.E23])" table:style-name="ce1">
            <text:p>2021-11-19 12:30:00</text:p>
          </table:table-cell>
          <table:table-cell office:value-type="string" office:string-value="2021-11-19 15:00:00" table:formula="of:=COM.MICROSOFT.CONCAT([.C23];[.D23];[.F23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2:30:00" table:formula="of:=COM.MICROSOFT.CONCAT([.C24];[.D24];[.E24])" table:style-name="ce1">
            <text:p>2021-11-20 12:30:00</text:p>
          </table:table-cell>
          <table:table-cell office:value-type="string" office:string-value="2021-11-20 15:00:00" table:formula="of:=COM.MICROSOFT.CONCAT([.C24];[.D24];[.F24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2:30:00" table:formula="of:=COM.MICROSOFT.CONCAT([.C25];[.D25];[.E25])" table:style-name="ce1">
            <text:p>2021-11-21 12:30:00</text:p>
          </table:table-cell>
          <table:table-cell office:value-type="string" office:string-value="2021-11-21 15:00:00" table:formula="of:=COM.MICROSOFT.CONCAT([.C25];[.D25];[.F25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2:30:00" table:formula="of:=COM.MICROSOFT.CONCAT([.C26];[.D26];[.E26])" table:style-name="ce1">
            <text:p>2021-11-22 12:30:00</text:p>
          </table:table-cell>
          <table:table-cell office:value-type="string" office:string-value="2021-11-22 15:00:00" table:formula="of:=COM.MICROSOFT.CONCAT([.C26];[.D26];[.F26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2:30:00" table:formula="of:=COM.MICROSOFT.CONCAT([.C27];[.D27];[.E27])" table:style-name="ce1">
            <text:p>2021-11-23 12:30:00</text:p>
          </table:table-cell>
          <table:table-cell office:value-type="string" office:string-value="2021-11-23 15:00:00" table:formula="of:=COM.MICROSOFT.CONCAT([.C27];[.D27];[.F27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2:30:00" table:formula="of:=COM.MICROSOFT.CONCAT([.C28];[.D28];[.E28])" table:style-name="ce1">
            <text:p>2021-11-24 12:30:00</text:p>
          </table:table-cell>
          <table:table-cell office:value-type="string" office:string-value="2021-11-24 15:00:00" table:formula="of:=COM.MICROSOFT.CONCAT([.C28];[.D28];[.F28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PANAMERICAN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2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2:30:00" table:formula="of:=COM.MICROSOFT.CONCAT([.C29];[.D29];[.E29])" table:style-name="ce1">
            <text:p>2021-11-25 12:30:00</text:p>
          </table:table-cell>
          <table:table-cell office:value-type="string" office:string-value="2021-11-25 15:00:00" table:formula="of:=COM.MICROSOFT.CONCAT([.C29];[.D29];[.F29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RPP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0];[.D30];[.E30])" table:style-name="ce1">
            <text:p>2021-11-19 13:00:00</text:p>
          </table:table-cell>
          <table:table-cell office:value-type="string" office:string-value="2021-11-19 15:00:00" table:formula="of:=COM.MICROSOFT.CONCAT([.C30];[.D30];[.F30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1];[.D31];[.E31])" table:style-name="ce1">
            <text:p>2021-11-20 13:00:00</text:p>
          </table:table-cell>
          <table:table-cell office:value-type="string" office:string-value="2021-11-20 15:00:00" table:formula="of:=COM.MICROSOFT.CONCAT([.C31];[.D31];[.F31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2];[.D32];[.E32])" table:style-name="ce1">
            <text:p>2021-11-21 13:00:00</text:p>
          </table:table-cell>
          <table:table-cell office:value-type="string" office:string-value="2021-11-21 15:00:00" table:formula="of:=COM.MICROSOFT.CONCAT([.C32];[.D32];[.F32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33];[.D33];[.E33])" table:style-name="ce1">
            <text:p>2021-11-22 13:00:00</text:p>
          </table:table-cell>
          <table:table-cell office:value-type="string" office:string-value="2021-11-22 15:00:00" table:formula="of:=COM.MICROSOFT.CONCAT([.C33];[.D33];[.F33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34];[.D34];[.E34])" table:style-name="ce1">
            <text:p>2021-11-23 13:00:00</text:p>
          </table:table-cell>
          <table:table-cell office:value-type="string" office:string-value="2021-11-23 15:00:00" table:formula="of:=COM.MICROSOFT.CONCAT([.C34];[.D34];[.F34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35];[.D35];[.E35])" table:style-name="ce1">
            <text:p>2021-11-24 13:00:00</text:p>
          </table:table-cell>
          <table:table-cell office:value-type="string" office:string-value="2021-11-24 15:00:00" table:formula="of:=COM.MICROSOFT.CONCAT([.C35];[.D35];[.F35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RPP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36];[.D36];[.E36])" table:style-name="ce1">
            <text:p>2021-11-25 13:00:00</text:p>
          </table:table-cell>
          <table:table-cell office:value-type="string" office:string-value="2021-11-25 15:00:00" table:formula="of:=COM.MICROSOFT.CONCAT([.C36];[.D36];[.F36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00 a 15:00</text:p>
          </table:table-cell>
          <table:table-cell office:value-type="string" table:style-name="ce1">
            <text:p>CANAL 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00:00" table:formula="of:=COM.MICROSOFT.CONCAT([.C37];[.D37];[.E37])" table:style-name="ce1">
            <text:p>2021-11-19 13:00:00</text:p>
          </table:table-cell>
          <table:table-cell office:value-type="string" office:string-value="2021-11-19 15:00:00" table:formula="of:=COM.MICROSOFT.CONCAT([.C37];[.D37];[.F37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00:00" table:formula="of:=COM.MICROSOFT.CONCAT([.C38];[.D38];[.E38])" table:style-name="ce1">
            <text:p>2021-11-20 13:00:00</text:p>
          </table:table-cell>
          <table:table-cell office:value-type="string" office:string-value="2021-11-20 15:00:00" table:formula="of:=COM.MICROSOFT.CONCAT([.C38];[.D38];[.F38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00:00" table:formula="of:=COM.MICROSOFT.CONCAT([.C39];[.D39];[.E39])" table:style-name="ce1">
            <text:p>2021-11-21 13:00:00</text:p>
          </table:table-cell>
          <table:table-cell office:value-type="string" office:string-value="2021-11-21 15:00:00" table:formula="of:=COM.MICROSOFT.CONCAT([.C39];[.D39];[.F39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00:00" table:formula="of:=COM.MICROSOFT.CONCAT([.C40];[.D40];[.E40])" table:style-name="ce1">
            <text:p>2021-11-22 13:00:00</text:p>
          </table:table-cell>
          <table:table-cell office:value-type="string" office:string-value="2021-11-22 15:00:00" table:formula="of:=COM.MICROSOFT.CONCAT([.C40];[.D40];[.F40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00:00" table:formula="of:=COM.MICROSOFT.CONCAT([.C41];[.D41];[.E41])" table:style-name="ce1">
            <text:p>2021-11-23 13:00:00</text:p>
          </table:table-cell>
          <table:table-cell office:value-type="string" office:string-value="2021-11-23 15:00:00" table:formula="of:=COM.MICROSOFT.CONCAT([.C41];[.D41];[.F41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00:00" table:formula="of:=COM.MICROSOFT.CONCAT([.C42];[.D42];[.E42])" table:style-name="ce1">
            <text:p>2021-11-24 13:00:00</text:p>
          </table:table-cell>
          <table:table-cell office:value-type="string" office:string-value="2021-11-24 15:00:00" table:formula="of:=COM.MICROSOFT.CONCAT([.C42];[.D42];[.F42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CANAL 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00:00" table:formula="of:=COM.MICROSOFT.CONCAT([.C43];[.D43];[.E43])" table:style-name="ce1">
            <text:p>2021-11-25 13:00:00</text:p>
          </table:table-cell>
          <table:table-cell office:value-type="string" office:string-value="2021-11-25 15:00:00" table:formula="of:=COM.MICROSOFT.CONCAT([.C43];[.D43];[.F43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30 a 15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19 13:30:00" table:formula="of:=COM.MICROSOFT.CONCAT([.C44];[.D44];[.E44])" table:style-name="ce1">
            <text:p>2021-11-19 13:30:00</text:p>
          </table:table-cell>
          <table:table-cell office:value-type="string" office:string-value="2021-11-19 15:00:00" table:formula="of:=COM.MICROSOFT.CONCAT([.C44];[.D44];[.F44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0 13:30:00" table:formula="of:=COM.MICROSOFT.CONCAT([.C45];[.D45];[.E45])" table:style-name="ce1">
            <text:p>2021-11-20 13:30:00</text:p>
          </table:table-cell>
          <table:table-cell office:value-type="string" office:string-value="2021-11-20 15:00:00" table:formula="of:=COM.MICROSOFT.CONCAT([.C45];[.D45];[.F45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1 13:30:00" table:formula="of:=COM.MICROSOFT.CONCAT([.C46];[.D46];[.E46])" table:style-name="ce1">
            <text:p>2021-11-21 13:30:00</text:p>
          </table:table-cell>
          <table:table-cell office:value-type="string" office:string-value="2021-11-21 15:00:00" table:formula="of:=COM.MICROSOFT.CONCAT([.C46];[.D46];[.F46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2 13:30:00" table:formula="of:=COM.MICROSOFT.CONCAT([.C47];[.D47];[.E47])" table:style-name="ce1">
            <text:p>2021-11-22 13:30:00</text:p>
          </table:table-cell>
          <table:table-cell office:value-type="string" office:string-value="2021-11-22 15:00:00" table:formula="of:=COM.MICROSOFT.CONCAT([.C47];[.D47];[.F47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3 13:30:00" table:formula="of:=COM.MICROSOFT.CONCAT([.C48];[.D48];[.E48])" table:style-name="ce1">
            <text:p>2021-11-23 13:30:00</text:p>
          </table:table-cell>
          <table:table-cell office:value-type="string" office:string-value="2021-11-23 15:00:00" table:formula="of:=COM.MICROSOFT.CONCAT([.C48];[.D48];[.F48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4 13:30:00" table:formula="of:=COM.MICROSOFT.CONCAT([.C49];[.D49];[.E49])" table:style-name="ce1">
            <text:p>2021-11-24 13:30:00</text:p>
          </table:table-cell>
          <table:table-cell office:value-type="string" office:string-value="2021-11-24 15:00:00" table:formula="of:=COM.MICROSOFT.CONCAT([.C49];[.D49];[.F49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30:00</text:p>
          </table:table-cell>
          <table:table-cell office:value-type="string" table:style-name="ce2">
            <text:p>15:00:00</text:p>
          </table:table-cell>
          <table:table-cell office:value-type="string" office:string-value="2021-11-25 13:30:00" table:formula="of:=COM.MICROSOFT.CONCAT([.C50];[.D50];[.E50])" table:style-name="ce1">
            <text:p>2021-11-25 13:30:00</text:p>
          </table:table-cell>
          <table:table-cell office:value-type="string" office:string-value="2021-11-25 15:00:00" table:formula="of:=COM.MICROSOFT.CONCAT([.C50];[.D50];[.F50])" table:style-name="ce1">
            <text:p>2021-11-25 15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:00 a 15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1-11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19 14:00:00" table:formula="of:=COM.MICROSOFT.CONCAT([.C51];[.D51];[.E51])" table:style-name="ce1">
            <text:p>2021-11-19 14:00:00</text:p>
          </table:table-cell>
          <table:table-cell office:value-type="string" office:string-value="2021-11-19 15:00:00" table:formula="of:=COM.MICROSOFT.CONCAT([.C51];[.D51];[.F51])" table:style-name="ce1">
            <text:p>2021-11-19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0 14:00:00" table:formula="of:=COM.MICROSOFT.CONCAT([.C52];[.D52];[.E52])" table:style-name="ce1">
            <text:p>2021-11-20 14:00:00</text:p>
          </table:table-cell>
          <table:table-cell office:value-type="string" office:string-value="2021-11-20 15:00:00" table:formula="of:=COM.MICROSOFT.CONCAT([.C52];[.D52];[.F52])" table:style-name="ce1">
            <text:p>2021-11-20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1 14:00:00" table:formula="of:=COM.MICROSOFT.CONCAT([.C53];[.D53];[.E53])" table:style-name="ce1">
            <text:p>2021-11-21 14:00:00</text:p>
          </table:table-cell>
          <table:table-cell office:value-type="string" office:string-value="2021-11-21 15:00:00" table:formula="of:=COM.MICROSOFT.CONCAT([.C53];[.D53];[.F53])" table:style-name="ce1">
            <text:p>2021-11-21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2 14:00:00" table:formula="of:=COM.MICROSOFT.CONCAT([.C54];[.D54];[.E54])" table:style-name="ce1">
            <text:p>2021-11-22 14:00:00</text:p>
          </table:table-cell>
          <table:table-cell office:value-type="string" office:string-value="2021-11-22 15:00:00" table:formula="of:=COM.MICROSOFT.CONCAT([.C54];[.D54];[.F54])" table:style-name="ce1">
            <text:p>2021-11-22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3 14:00:00" table:formula="of:=COM.MICROSOFT.CONCAT([.C55];[.D55];[.E55])" table:style-name="ce1">
            <text:p>2021-11-23 14:00:00</text:p>
          </table:table-cell>
          <table:table-cell office:value-type="string" office:string-value="2021-11-23 15:00:00" table:formula="of:=COM.MICROSOFT.CONCAT([.C55];[.D55];[.F55])" table:style-name="ce1">
            <text:p>2021-11-23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4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4 14:00:00" table:formula="of:=COM.MICROSOFT.CONCAT([.C56];[.D56];[.E56])" table:style-name="ce1">
            <text:p>2021-11-24 14:00:00</text:p>
          </table:table-cell>
          <table:table-cell office:value-type="string" office:string-value="2021-11-24 15:00:00" table:formula="of:=COM.MICROSOFT.CONCAT([.C56];[.D56];[.F56])" table:style-name="ce1">
            <text:p>2021-11-24 15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1-11-25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4:00:00</text:p>
          </table:table-cell>
          <table:table-cell office:value-type="string" table:style-name="ce2">
            <text:p>15:00:00</text:p>
          </table:table-cell>
          <table:table-cell office:value-type="string" office:string-value="2021-11-25 14:00:00" table:formula="of:=COM.MICROSOFT.CONCAT([.C57];[.D57];[.E57])" table:style-name="ce1">
            <text:p>2021-11-25 14:00:00</text:p>
          </table:table-cell>
          <table:table-cell office:value-type="string" office:string-value="2021-11-25 15:00:00" table:formula="of:=COM.MICROSOFT.CONCAT([.C57];[.D57];[.F57])" table:style-name="ce1">
            <text:p>2021-11-25 15:00:00</text:p>
          </table:table-cell>
          <table:table-cell table:number-columns-repeated="16376"/>
        </table:table-row>
        <table:table-row table:number-rows-repeated="7" table:style-name="ro1">
          <table:table-cell table:number-columns-repeated="2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66" table:style-name="ro1">
          <table:table-cell table:number-columns-repeated="2"/>
          <table:table-cell table:style-name="ce2"/>
          <table:table-cell table:style-name="ce1"/>
          <table:table-cell table:number-columns-repeated="2" table:style-name="ce2"/>
          <table:table-cell table:number-columns-repeated="16378"/>
        </table:table-row>
        <table:table-row table:number-rows-repeated="1048446" table:style-name="ro1">
          <table:table-cell table:number-columns-repeated="16384"/>
        </table:table-row>
      </table:table>
      <table:table table:name="franjas2" table:style-name="ta2">
        <table:table-column table:style-name="co10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">
            <text:p>canalx</text:p>
          </table:table-cell>
          <table:table-cell office:value-type="string" table:style-name="ce1">
            <text:p>canal</text:p>
          </table:table-cell>
          <table:table-cell office:value-type="string" table:style-name="ce1">
            <text:p>date</text:p>
          </table:table-cell>
          <table:table-cell table:style-name="ce1"/>
          <table:table-cell office:value-type="string" table:style-name="ce1">
            <text:p>hora_ini</text:p>
          </table:table-cell>
          <table:table-cell office:value-type="string" table:style-name="ce1">
            <text:p>hora_fin</text:p>
          </table:table-cell>
          <table:table-cell office:value-type="string" table:style-name="ce1">
            <text:p>fecha_init</text:p>
          </table:table-cell>
          <table:table-cell office:value-type="string" table:style-name="ce1">
            <text:p>fecha_fi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Latina Noticias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4-17 05:00:00" table:formula="of:=COM.MICROSOFT.CONCAT([.C2];[.D2];[.E2])" table:style-name="ce1">
            <text:p>2023-04-17 05:00:00</text:p>
          </table:table-cell>
          <table:table-cell office:value-type="string" office:string-value="2023-04-17 09:00:00" table:formula="of:=COM.MICROSOFT.CONCAT([.C2];[.D2];[.F2])" table:style-name="ce1">
            <text:p>2023-04-17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4-18 05:00:00" table:formula="of:=COM.MICROSOFT.CONCAT([.C3];[.D3];[.E3])" table:style-name="ce1">
            <text:p>2023-04-18 05:00:00</text:p>
          </table:table-cell>
          <table:table-cell office:value-type="string" office:string-value="2023-04-18 09:00:00" table:formula="of:=COM.MICROSOFT.CONCAT([.C3];[.D3];[.F3])" table:style-name="ce1">
            <text:p>2023-04-18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4-19 05:00:00" table:formula="of:=COM.MICROSOFT.CONCAT([.C4];[.D4];[.E4])" table:style-name="ce1">
            <text:p>2023-04-19 05:00:00</text:p>
          </table:table-cell>
          <table:table-cell office:value-type="string" office:string-value="2023-04-19 09:00:00" table:formula="of:=COM.MICROSOFT.CONCAT([.C4];[.D4];[.F4])" table:style-name="ce1">
            <text:p>2023-04-19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4-20 05:00:00" table:formula="of:=COM.MICROSOFT.CONCAT([.C5];[.D5];[.E5])" table:style-name="ce1">
            <text:p>2023-04-20 05:00:00</text:p>
          </table:table-cell>
          <table:table-cell office:value-type="string" office:string-value="2023-04-20 09:00:00" table:formula="of:=COM.MICROSOFT.CONCAT([.C5];[.D5];[.F5])" table:style-name="ce1">
            <text:p>2023-04-20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4-21 05:00:00" table:formula="of:=COM.MICROSOFT.CONCAT([.C6];[.D6];[.E6])" table:style-name="ce1">
            <text:p>2023-04-21 05:00:00</text:p>
          </table:table-cell>
          <table:table-cell office:value-type="string" office:string-value="2023-04-21 09:00:00" table:formula="of:=COM.MICROSOFT.CONCAT([.C6];[.D6];[.F6])" table:style-name="ce1">
            <text:p>2023-04-21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4-22 05:00:00" table:formula="of:=COM.MICROSOFT.CONCAT([.C7];[.D7];[.E7])" table:style-name="ce1">
            <text:p>2023-04-22 05:00:00</text:p>
          </table:table-cell>
          <table:table-cell office:value-type="string" office:string-value="2023-04-22 09:00:00" table:formula="of:=COM.MICROSOFT.CONCAT([.C7];[.D7];[.F7])" table:style-name="ce1">
            <text:p>2023-04-22 09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00:00</text:p>
          </table:table-cell>
          <table:table-cell office:value-type="string" office:string-value="2023-04-23 05:00:00" table:formula="of:=COM.MICROSOFT.CONCAT([.C8];[.D8];[.E8])" table:style-name="ce1">
            <text:p>2023-04-23 05:00:00</text:p>
          </table:table-cell>
          <table:table-cell office:value-type="string" office:string-value="2023-04-23 09:00:00" table:formula="of:=COM.MICROSOFT.CONCAT([.C8];[.D8];[.F8])" table:style-name="ce1">
            <text:p>2023-04-23 09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05:00:00 a 09:3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4-17 05:00:00" table:formula="of:=COM.MICROSOFT.CONCAT([.C9];[.D9];[.E9])" table:style-name="ce1">
            <text:p>2023-04-17 05:00:00</text:p>
          </table:table-cell>
          <table:table-cell office:value-type="string" office:string-value="2023-04-17 09:30:00" table:formula="of:=COM.MICROSOFT.CONCAT([.C9];[.D9];[.F9])" table:style-name="ce1">
            <text:p>2023-04-17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4-18 05:00:00" table:formula="of:=COM.MICROSOFT.CONCAT([.C10];[.D10];[.E10])" table:style-name="ce1">
            <text:p>2023-04-18 05:00:00</text:p>
          </table:table-cell>
          <table:table-cell office:value-type="string" office:string-value="2023-04-18 09:30:00" table:formula="of:=COM.MICROSOFT.CONCAT([.C10];[.D10];[.F10])" table:style-name="ce1">
            <text:p>2023-04-18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4-19 05:00:00" table:formula="of:=COM.MICROSOFT.CONCAT([.C11];[.D11];[.E11])" table:style-name="ce1">
            <text:p>2023-04-19 05:00:00</text:p>
          </table:table-cell>
          <table:table-cell office:value-type="string" office:string-value="2023-04-19 09:30:00" table:formula="of:=COM.MICROSOFT.CONCAT([.C11];[.D11];[.F11])" table:style-name="ce1">
            <text:p>2023-04-19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4-20 05:00:00" table:formula="of:=COM.MICROSOFT.CONCAT([.C12];[.D12];[.E12])" table:style-name="ce1">
            <text:p>2023-04-20 05:00:00</text:p>
          </table:table-cell>
          <table:table-cell office:value-type="string" office:string-value="2023-04-20 09:30:00" table:formula="of:=COM.MICROSOFT.CONCAT([.C12];[.D12];[.F12])" table:style-name="ce1">
            <text:p>2023-04-20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4-21 05:00:00" table:formula="of:=COM.MICROSOFT.CONCAT([.C13];[.D13];[.E13])" table:style-name="ce1">
            <text:p>2023-04-21 05:00:00</text:p>
          </table:table-cell>
          <table:table-cell office:value-type="string" office:string-value="2023-04-21 09:30:00" table:formula="of:=COM.MICROSOFT.CONCAT([.C13];[.D13];[.F13])" table:style-name="ce1">
            <text:p>2023-04-21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4-22 05:00:00" table:formula="of:=COM.MICROSOFT.CONCAT([.C14];[.D14];[.E14])" table:style-name="ce1">
            <text:p>2023-04-22 05:00:00</text:p>
          </table:table-cell>
          <table:table-cell office:value-type="string" office:string-value="2023-04-22 09:30:00" table:formula="of:=COM.MICROSOFT.CONCAT([.C14];[.D14];[.F14])" table:style-name="ce1">
            <text:p>2023-04-22 09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5:00:00</text:p>
          </table:table-cell>
          <table:table-cell office:value-type="string" table:style-name="ce2">
            <text:p>09:30:00</text:p>
          </table:table-cell>
          <table:table-cell office:value-type="string" office:string-value="2023-04-23 05:00:00" table:formula="of:=COM.MICROSOFT.CONCAT([.C15];[.D15];[.E15])" table:style-name="ce1">
            <text:p>2023-04-23 05:00:00</text:p>
          </table:table-cell>
          <table:table-cell office:value-type="string" office:string-value="2023-04-23 09:30:00" table:formula="of:=COM.MICROSOFT.CONCAT([.C15];[.D15];[.F15])" table:style-name="ce1">
            <text:p>2023-04-23 09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:50:00 a 16:10:00</text:p>
          </table:table-cell>
          <table:table-cell office:value-type="string" table:style-name="ce1">
            <text:p>WILLAX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4-17 13:50:00" table:formula="of:=COM.MICROSOFT.CONCAT([.C16];[.D16];[.E16])" table:style-name="ce1">
            <text:p>2023-04-17 13:50:00</text:p>
          </table:table-cell>
          <table:table-cell office:value-type="string" office:string-value="2023-04-17 16:10:00" table:formula="of:=COM.MICROSOFT.CONCAT([.C16];[.D16];[.F16])" table:style-name="ce1">
            <text:p>2023-04-17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4-18 13:50:00" table:formula="of:=COM.MICROSOFT.CONCAT([.C17];[.D17];[.E17])" table:style-name="ce1">
            <text:p>2023-04-18 13:50:00</text:p>
          </table:table-cell>
          <table:table-cell office:value-type="string" office:string-value="2023-04-18 16:10:00" table:formula="of:=COM.MICROSOFT.CONCAT([.C17];[.D17];[.F17])" table:style-name="ce1">
            <text:p>2023-04-18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4-19 13:50:00" table:formula="of:=COM.MICROSOFT.CONCAT([.C18];[.D18];[.E18])" table:style-name="ce1">
            <text:p>2023-04-19 13:50:00</text:p>
          </table:table-cell>
          <table:table-cell office:value-type="string" office:string-value="2023-04-19 16:10:00" table:formula="of:=COM.MICROSOFT.CONCAT([.C18];[.D18];[.F18])" table:style-name="ce1">
            <text:p>2023-04-19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4-20 13:50:00" table:formula="of:=COM.MICROSOFT.CONCAT([.C19];[.D19];[.E19])" table:style-name="ce1">
            <text:p>2023-04-20 13:50:00</text:p>
          </table:table-cell>
          <table:table-cell office:value-type="string" office:string-value="2023-04-20 16:10:00" table:formula="of:=COM.MICROSOFT.CONCAT([.C19];[.D19];[.F19])" table:style-name="ce1">
            <text:p>2023-04-20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4-21 13:50:00" table:formula="of:=COM.MICROSOFT.CONCAT([.C20];[.D20];[.E20])" table:style-name="ce1">
            <text:p>2023-04-21 13:50:00</text:p>
          </table:table-cell>
          <table:table-cell office:value-type="string" office:string-value="2023-04-21 16:10:00" table:formula="of:=COM.MICROSOFT.CONCAT([.C20];[.D20];[.F20])" table:style-name="ce1">
            <text:p>2023-04-21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4-22 13:50:00" table:formula="of:=COM.MICROSOFT.CONCAT([.C21];[.D21];[.E21])" table:style-name="ce1">
            <text:p>2023-04-22 13:50:00</text:p>
          </table:table-cell>
          <table:table-cell office:value-type="string" office:string-value="2023-04-22 16:10:00" table:formula="of:=COM.MICROSOFT.CONCAT([.C21];[.D21];[.F21])" table:style-name="ce1">
            <text:p>2023-04-22 16:1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WILLAX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3:50:00</text:p>
          </table:table-cell>
          <table:table-cell office:value-type="string" table:style-name="ce2">
            <text:p>16:10:00</text:p>
          </table:table-cell>
          <table:table-cell office:value-type="string" office:string-value="2023-04-23 13:50:00" table:formula="of:=COM.MICROSOFT.CONCAT([.C22];[.D22];[.E22])" table:style-name="ce1">
            <text:p>2023-04-23 13:50:00</text:p>
          </table:table-cell>
          <table:table-cell office:value-type="string" office:string-value="2023-04-23 16:10:00" table:formula="of:=COM.MICROSOFT.CONCAT([.C22];[.D22];[.F22])" table:style-name="ce1">
            <text:p>2023-04-23 16:1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:00:00 a 20:4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4-17 19:00:00" table:formula="of:=COM.MICROSOFT.CONCAT([.C23];[.D23];[.E23])" table:style-name="ce1">
            <text:p>2023-04-17 19:00:00</text:p>
          </table:table-cell>
          <table:table-cell office:value-type="string" office:string-value="2023-04-17 20:40:00" table:formula="of:=COM.MICROSOFT.CONCAT([.C23];[.D23];[.F23])" table:style-name="ce1">
            <text:p>2023-04-17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4-18 19:00:00" table:formula="of:=COM.MICROSOFT.CONCAT([.C24];[.D24];[.E24])" table:style-name="ce1">
            <text:p>2023-04-18 19:00:00</text:p>
          </table:table-cell>
          <table:table-cell office:value-type="string" office:string-value="2023-04-18 20:40:00" table:formula="of:=COM.MICROSOFT.CONCAT([.C24];[.D24];[.F24])" table:style-name="ce1">
            <text:p>2023-04-18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4-19 19:00:00" table:formula="of:=COM.MICROSOFT.CONCAT([.C25];[.D25];[.E25])" table:style-name="ce1">
            <text:p>2023-04-19 19:00:00</text:p>
          </table:table-cell>
          <table:table-cell office:value-type="string" office:string-value="2023-04-19 20:40:00" table:formula="of:=COM.MICROSOFT.CONCAT([.C25];[.D25];[.F25])" table:style-name="ce1">
            <text:p>2023-04-19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4-20 19:00:00" table:formula="of:=COM.MICROSOFT.CONCAT([.C26];[.D26];[.E26])" table:style-name="ce1">
            <text:p>2023-04-20 19:00:00</text:p>
          </table:table-cell>
          <table:table-cell office:value-type="string" office:string-value="2023-04-20 20:40:00" table:formula="of:=COM.MICROSOFT.CONCAT([.C26];[.D26];[.F26])" table:style-name="ce1">
            <text:p>2023-04-20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4-21 19:00:00" table:formula="of:=COM.MICROSOFT.CONCAT([.C27];[.D27];[.E27])" table:style-name="ce1">
            <text:p>2023-04-21 19:00:00</text:p>
          </table:table-cell>
          <table:table-cell office:value-type="string" office:string-value="2023-04-21 20:40:00" table:formula="of:=COM.MICROSOFT.CONCAT([.C27];[.D27];[.F27])" table:style-name="ce1">
            <text:p>2023-04-21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4-22 19:00:00" table:formula="of:=COM.MICROSOFT.CONCAT([.C28];[.D28];[.E28])" table:style-name="ce1">
            <text:p>2023-04-22 19:00:00</text:p>
          </table:table-cell>
          <table:table-cell office:value-type="string" office:string-value="2023-04-22 20:40:00" table:formula="of:=COM.MICROSOFT.CONCAT([.C28];[.D28];[.F28])" table:style-name="ce1">
            <text:p>2023-04-22 20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9:00:00</text:p>
          </table:table-cell>
          <table:table-cell office:value-type="string" table:style-name="ce2">
            <text:p>20:40:00</text:p>
          </table:table-cell>
          <table:table-cell office:value-type="string" office:string-value="2023-04-23 19:00:00" table:formula="of:=COM.MICROSOFT.CONCAT([.C29];[.D29];[.E29])" table:style-name="ce1">
            <text:p>2023-04-23 19:00:00</text:p>
          </table:table-cell>
          <table:table-cell office:value-type="string" office:string-value="2023-04-23 20:40:00" table:formula="of:=COM.MICROSOFT.CONCAT([.C29];[.D29];[.F29])" table:style-name="ce1">
            <text:p>2023-04-23 20:4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:30:00 a 22:00:00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4-17 20:30:00" table:formula="of:=COM.MICROSOFT.CONCAT([.C30];[.D30];[.E30])" table:style-name="ce1">
            <text:p>2023-04-17 20:30:00</text:p>
          </table:table-cell>
          <table:table-cell office:value-type="string" office:string-value="2023-04-17 22:00:00" table:formula="of:=COM.MICROSOFT.CONCAT([.C30];[.D30];[.F30])" table:style-name="ce1">
            <text:p>2023-04-17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4-18 20:30:00" table:formula="of:=COM.MICROSOFT.CONCAT([.C31];[.D31];[.E31])" table:style-name="ce1">
            <text:p>2023-04-18 20:30:00</text:p>
          </table:table-cell>
          <table:table-cell office:value-type="string" office:string-value="2023-04-18 22:00:00" table:formula="of:=COM.MICROSOFT.CONCAT([.C31];[.D31];[.F31])" table:style-name="ce1">
            <text:p>2023-04-18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4-19 20:30:00" table:formula="of:=COM.MICROSOFT.CONCAT([.C32];[.D32];[.E32])" table:style-name="ce1">
            <text:p>2023-04-19 20:30:00</text:p>
          </table:table-cell>
          <table:table-cell office:value-type="string" office:string-value="2023-04-19 22:00:00" table:formula="of:=COM.MICROSOFT.CONCAT([.C32];[.D32];[.F32])" table:style-name="ce1">
            <text:p>2023-04-19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4-20 20:30:00" table:formula="of:=COM.MICROSOFT.CONCAT([.C33];[.D33];[.E33])" table:style-name="ce1">
            <text:p>2023-04-20 20:30:00</text:p>
          </table:table-cell>
          <table:table-cell office:value-type="string" office:string-value="2023-04-20 22:00:00" table:formula="of:=COM.MICROSOFT.CONCAT([.C33];[.D33];[.F33])" table:style-name="ce1">
            <text:p>2023-04-20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4-21 20:30:00" table:formula="of:=COM.MICROSOFT.CONCAT([.C34];[.D34];[.E34])" table:style-name="ce1">
            <text:p>2023-04-21 20:30:00</text:p>
          </table:table-cell>
          <table:table-cell office:value-type="string" office:string-value="2023-04-21 22:00:00" table:formula="of:=COM.MICROSOFT.CONCAT([.C34];[.D34];[.F34])" table:style-name="ce1">
            <text:p>2023-04-21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4-22 20:30:00" table:formula="of:=COM.MICROSOFT.CONCAT([.C35];[.D35];[.E35])" table:style-name="ce1">
            <text:p>2023-04-22 20:30:00</text:p>
          </table:table-cell>
          <table:table-cell office:value-type="string" office:string-value="2023-04-22 22:00:00" table:formula="of:=COM.MICROSOFT.CONCAT([.C35];[.D35];[.F35])" table:style-name="ce1">
            <text:p>2023-04-22 22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LATINA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2:00:00</text:p>
          </table:table-cell>
          <table:table-cell office:value-type="string" office:string-value="2023-04-23 20:30:00" table:formula="of:=COM.MICROSOFT.CONCAT([.C36];[.D36];[.E36])" table:style-name="ce1">
            <text:p>2023-04-23 20:30:00</text:p>
          </table:table-cell>
          <table:table-cell office:value-type="string" office:string-value="2023-04-23 22:00:00" table:formula="of:=COM.MICROSOFT.CONCAT([.C36];[.D36];[.F36])" table:style-name="ce1">
            <text:p>2023-04-23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:30:00 a 22:30:00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4-17 21:30:00" table:formula="of:=COM.MICROSOFT.CONCAT([.C37];[.D37];[.E37])" table:style-name="ce1">
            <text:p>2023-04-17 21:30:00</text:p>
          </table:table-cell>
          <table:table-cell office:value-type="string" office:string-value="2023-04-17 22:30:00" table:formula="of:=COM.MICROSOFT.CONCAT([.C37];[.D37];[.F37])" table:style-name="ce1">
            <text:p>2023-04-17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4-18 21:30:00" table:formula="of:=COM.MICROSOFT.CONCAT([.C38];[.D38];[.E38])" table:style-name="ce1">
            <text:p>2023-04-18 21:30:00</text:p>
          </table:table-cell>
          <table:table-cell office:value-type="string" office:string-value="2023-04-18 22:30:00" table:formula="of:=COM.MICROSOFT.CONCAT([.C38];[.D38];[.F38])" table:style-name="ce1">
            <text:p>2023-04-18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4-19 21:30:00" table:formula="of:=COM.MICROSOFT.CONCAT([.C39];[.D39];[.E39])" table:style-name="ce1">
            <text:p>2023-04-19 21:30:00</text:p>
          </table:table-cell>
          <table:table-cell office:value-type="string" office:string-value="2023-04-19 22:30:00" table:formula="of:=COM.MICROSOFT.CONCAT([.C39];[.D39];[.F39])" table:style-name="ce1">
            <text:p>2023-04-19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4-20 21:30:00" table:formula="of:=COM.MICROSOFT.CONCAT([.C40];[.D40];[.E40])" table:style-name="ce1">
            <text:p>2023-04-20 21:30:00</text:p>
          </table:table-cell>
          <table:table-cell office:value-type="string" office:string-value="2023-04-20 22:30:00" table:formula="of:=COM.MICROSOFT.CONCAT([.C40];[.D40];[.F40])" table:style-name="ce1">
            <text:p>2023-04-20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4-21 21:30:00" table:formula="of:=COM.MICROSOFT.CONCAT([.C41];[.D41];[.E41])" table:style-name="ce1">
            <text:p>2023-04-21 21:30:00</text:p>
          </table:table-cell>
          <table:table-cell office:value-type="string" office:string-value="2023-04-21 22:30:00" table:formula="of:=COM.MICROSOFT.CONCAT([.C41];[.D41];[.F41])" table:style-name="ce1">
            <text:p>2023-04-21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4-22 21:30:00" table:formula="of:=COM.MICROSOFT.CONCAT([.C42];[.D42];[.E42])" table:style-name="ce1">
            <text:p>2023-04-22 21:30:00</text:p>
          </table:table-cell>
          <table:table-cell office:value-type="string" office:string-value="2023-04-22 22:30:00" table:formula="of:=COM.MICROSOFT.CONCAT([.C42];[.D42];[.F42])" table:style-name="ce1">
            <text:p>2023-04-22 22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2:30:00</text:p>
          </table:table-cell>
          <table:table-cell office:value-type="string" office:string-value="2023-04-23 21:30:00" table:formula="of:=COM.MICROSOFT.CONCAT([.C43];[.D43];[.E43])" table:style-name="ce1">
            <text:p>2023-04-23 21:30:00</text:p>
          </table:table-cell>
          <table:table-cell office:value-type="string" office:string-value="2023-04-23 22:30:00" table:formula="of:=COM.MICROSOFT.CONCAT([.C43];[.D43];[.F43])" table:style-name="ce1">
            <text:p>2023-04-23 22:3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:45:00 a 23:00:00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17 21:45:00" table:formula="of:=COM.MICROSOFT.CONCAT([.C44];[.D44];[.E44])" table:style-name="ce1">
            <text:p>2023-04-17 21:45:00</text:p>
          </table:table-cell>
          <table:table-cell office:value-type="string" office:string-value="2023-04-17 23:00:00" table:formula="of:=COM.MICROSOFT.CONCAT([.C44];[.D44];[.F44])" table:style-name="ce1">
            <text:p>2023-04-17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18 21:45:00" table:formula="of:=COM.MICROSOFT.CONCAT([.C45];[.D45];[.E45])" table:style-name="ce1">
            <text:p>2023-04-18 21:45:00</text:p>
          </table:table-cell>
          <table:table-cell office:value-type="string" office:string-value="2023-04-18 23:00:00" table:formula="of:=COM.MICROSOFT.CONCAT([.C45];[.D45];[.F45])" table:style-name="ce1">
            <text:p>2023-04-18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19 21:45:00" table:formula="of:=COM.MICROSOFT.CONCAT([.C46];[.D46];[.E46])" table:style-name="ce1">
            <text:p>2023-04-19 21:45:00</text:p>
          </table:table-cell>
          <table:table-cell office:value-type="string" office:string-value="2023-04-19 23:00:00" table:formula="of:=COM.MICROSOFT.CONCAT([.C46];[.D46];[.F46])" table:style-name="ce1">
            <text:p>2023-04-19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20 21:45:00" table:formula="of:=COM.MICROSOFT.CONCAT([.C47];[.D47];[.E47])" table:style-name="ce1">
            <text:p>2023-04-20 21:45:00</text:p>
          </table:table-cell>
          <table:table-cell office:value-type="string" office:string-value="2023-04-20 23:00:00" table:formula="of:=COM.MICROSOFT.CONCAT([.C47];[.D47];[.F47])" table:style-name="ce1">
            <text:p>2023-04-20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21 21:45:00" table:formula="of:=COM.MICROSOFT.CONCAT([.C48];[.D48];[.E48])" table:style-name="ce1">
            <text:p>2023-04-21 21:45:00</text:p>
          </table:table-cell>
          <table:table-cell office:value-type="string" office:string-value="2023-04-21 23:00:00" table:formula="of:=COM.MICROSOFT.CONCAT([.C48];[.D48];[.F48])" table:style-name="ce1">
            <text:p>2023-04-21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22 21:45:00" table:formula="of:=COM.MICROSOFT.CONCAT([.C49];[.D49];[.E49])" table:style-name="ce1">
            <text:p>2023-04-22 21:45:00</text:p>
          </table:table-cell>
          <table:table-cell office:value-type="string" office:string-value="2023-04-22 23:00:00" table:formula="of:=COM.MICROSOFT.CONCAT([.C49];[.D49];[.F49])" table:style-name="ce1">
            <text:p>2023-04-22 23:0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TV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45:00</text:p>
          </table:table-cell>
          <table:table-cell office:value-type="string" table:style-name="ce2">
            <text:p>23:00:00</text:p>
          </table:table-cell>
          <table:table-cell office:value-type="string" office:string-value="2023-04-23 21:45:00" table:formula="of:=COM.MICROSOFT.CONCAT([.C50];[.D50];[.E50])" table:style-name="ce1">
            <text:p>2023-04-23 21:45:00</text:p>
          </table:table-cell>
          <table:table-cell office:value-type="string" office:string-value="2023-04-23 23:00:00" table:formula="of:=COM.MICROSOFT.CONCAT([.C50];[.D50];[.F50])" table:style-name="ce1">
            <text:p>2023-04-23 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:00:00 a 23:30:00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4-17 22:00:00" table:formula="of:=COM.MICROSOFT.CONCAT([.C51];[.D51];[.E51])" table:style-name="ce1">
            <text:p>2023-04-17 22:00:00</text:p>
          </table:table-cell>
          <table:table-cell office:value-type="string" office:string-value="2023-04-17 23:30:00" table:formula="of:=COM.MICROSOFT.CONCAT([.C51];[.D51];[.F51])" table:style-name="ce1">
            <text:p>2023-04-17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4-18 22:00:00" table:formula="of:=COM.MICROSOFT.CONCAT([.C52];[.D52];[.E52])" table:style-name="ce1">
            <text:p>2023-04-18 22:00:00</text:p>
          </table:table-cell>
          <table:table-cell office:value-type="string" office:string-value="2023-04-18 23:30:00" table:formula="of:=COM.MICROSOFT.CONCAT([.C52];[.D52];[.F52])" table:style-name="ce1">
            <text:p>2023-04-18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4-19 22:00:00" table:formula="of:=COM.MICROSOFT.CONCAT([.C53];[.D53];[.E53])" table:style-name="ce1">
            <text:p>2023-04-19 22:00:00</text:p>
          </table:table-cell>
          <table:table-cell office:value-type="string" office:string-value="2023-04-19 23:30:00" table:formula="of:=COM.MICROSOFT.CONCAT([.C53];[.D53];[.F53])" table:style-name="ce1">
            <text:p>2023-04-19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4-20 22:00:00" table:formula="of:=COM.MICROSOFT.CONCAT([.C54];[.D54];[.E54])" table:style-name="ce1">
            <text:p>2023-04-20 22:00:00</text:p>
          </table:table-cell>
          <table:table-cell office:value-type="string" office:string-value="2023-04-20 23:30:00" table:formula="of:=COM.MICROSOFT.CONCAT([.C54];[.D54];[.F54])" table:style-name="ce1">
            <text:p>2023-04-20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4-21 22:00:00" table:formula="of:=COM.MICROSOFT.CONCAT([.C55];[.D55];[.E55])" table:style-name="ce1">
            <text:p>2023-04-21 22:00:00</text:p>
          </table:table-cell>
          <table:table-cell office:value-type="string" office:string-value="2023-04-21 23:30:00" table:formula="of:=COM.MICROSOFT.CONCAT([.C55];[.D55];[.F55])" table:style-name="ce1">
            <text:p>2023-04-21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4-22 22:00:00" table:formula="of:=COM.MICROSOFT.CONCAT([.C56];[.D56];[.E56])" table:style-name="ce1">
            <text:p>2023-04-22 22:00:00</text:p>
          </table:table-cell>
          <table:table-cell office:value-type="string" office:string-value="2023-04-22 23:30:00" table:formula="of:=COM.MICROSOFT.CONCAT([.C56];[.D56];[.F56])" table:style-name="ce1">
            <text:p>2023-04-22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M DEPORTES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30:00</text:p>
          </table:table-cell>
          <table:table-cell office:value-type="string" office:string-value="2023-04-23 22:00:00" table:formula="of:=COM.MICROSOFT.CONCAT([.C57];[.D57];[.E57])" table:style-name="ce1">
            <text:p>2023-04-23 22:00:00</text:p>
          </table:table-cell>
          <table:table-cell office:value-type="string" office:string-value="2023-04-23 23:30:00" table:formula="of:=COM.MICROSOFT.CONCAT([.C57];[.D57];[.F57])" table:style-name="ce1">
            <text:p>2023-04-23 23:3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17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4-17 20:40:00" table:formula="of:=COM.MICROSOFT.CONCAT([.C58];[.D58];[.E58])" table:style-name="ce1">
            <text:p>2023-04-17 20:40:00</text:p>
          </table:table-cell>
          <table:table-cell office:value-type="string" office:string-value="2023-04-17 21:40:00" table:formula="of:=COM.MICROSOFT.CONCAT([.C58];[.D58];[.F58])" table:style-name="ce1">
            <text:p>2023-04-17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18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4-18 20:40:00" table:formula="of:=COM.MICROSOFT.CONCAT([.C59];[.D59];[.E59])" table:style-name="ce1">
            <text:p>2023-04-18 20:40:00</text:p>
          </table:table-cell>
          <table:table-cell office:value-type="string" office:string-value="2023-04-18 21:40:00" table:formula="of:=COM.MICROSOFT.CONCAT([.C59];[.D59];[.F59])" table:style-name="ce1">
            <text:p>2023-04-18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19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4-19 20:40:00" table:formula="of:=COM.MICROSOFT.CONCAT([.C60];[.D60];[.E60])" table:style-name="ce1">
            <text:p>2023-04-19 20:40:00</text:p>
          </table:table-cell>
          <table:table-cell office:value-type="string" office:string-value="2023-04-19 21:40:00" table:formula="of:=COM.MICROSOFT.CONCAT([.C60];[.D60];[.F60])" table:style-name="ce1">
            <text:p>2023-04-19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0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4-20 20:40:00" table:formula="of:=COM.MICROSOFT.CONCAT([.C61];[.D61];[.E61])" table:style-name="ce1">
            <text:p>2023-04-20 20:40:00</text:p>
          </table:table-cell>
          <table:table-cell office:value-type="string" office:string-value="2023-04-20 21:40:00" table:formula="of:=COM.MICROSOFT.CONCAT([.C61];[.D61];[.F61])" table:style-name="ce1">
            <text:p>2023-04-20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1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4-21 20:40:00" table:formula="of:=COM.MICROSOFT.CONCAT([.C62];[.D62];[.E62])" table:style-name="ce1">
            <text:p>2023-04-21 20:40:00</text:p>
          </table:table-cell>
          <table:table-cell office:value-type="string" office:string-value="2023-04-21 21:40:00" table:formula="of:=COM.MICROSOFT.CONCAT([.C62];[.D62];[.F62])" table:style-name="ce1">
            <text:p>2023-04-21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4-22 20:40:00" table:formula="of:=COM.MICROSOFT.CONCAT([.C63];[.D63];[.E63])" table:style-name="ce1">
            <text:p>2023-04-22 20:40:00</text:p>
          </table:table-cell>
          <table:table-cell office:value-type="string" office:string-value="2023-04-22 21:40:00" table:formula="of:=COM.MICROSOFT.CONCAT([.C63];[.D63];[.F63])" table:style-name="ce1">
            <text:p>2023-04-22 21:40:00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AMERICA TELEVISION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40:00</text:p>
          </table:table-cell>
          <table:table-cell office:value-type="string" table:style-name="ce2">
            <text:p>21:40:00</text:p>
          </table:table-cell>
          <table:table-cell office:value-type="string" office:string-value="2023-04-23 20:40:00" table:formula="of:=COM.MICROSOFT.CONCAT([.C64];[.D64];[.E64])" table:style-name="ce1">
            <text:p>2023-04-23 20:40:00</text:p>
          </table:table-cell>
          <table:table-cell office:value-type="string" office:string-value="2023-04-23 21:40:00" table:formula="of:=COM.MICROSOFT.CONCAT([.C64];[.D64];[.F64])" table:style-name="ce1">
            <text:p>2023-04-23 21:4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Estas en todas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09:00:00</text:p>
          </table:table-cell>
          <table:table-cell office:value-type="string" table:style-name="ce2">
            <text:p>11:00:00</text:p>
          </table:table-cell>
          <table:table-cell office:value-type="string" office:string-value="2023-04-22 09:00:00" table:formula="of:=COM.MICROSOFT.CONCAT([.C65];[.D65];[.E65])" table:style-name="ce1">
            <text:p>2023-04-22 09:00:00</text:p>
          </table:table-cell>
          <table:table-cell office:value-type="string" office:string-value="2023-04-22 11:00:00" table:formula="of:=COM.MICROSOFT.CONCAT([.C65];[.D65];[.F65])" table:style-name="ce1">
            <text:p>2023-04-22 11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inescape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11:00:00</text:p>
          </table:table-cell>
          <table:table-cell office:value-type="string" table:style-name="ce2">
            <text:p>12:00:00</text:p>
          </table:table-cell>
          <table:table-cell office:value-type="string" office:string-value="2023-04-22 11:00:00" table:formula="of:=COM.MICROSOFT.CONCAT([.C66];[.D66];[.E66])" table:style-name="ce1">
            <text:p>2023-04-22 11:00:00</text:p>
          </table:table-cell>
          <table:table-cell office:value-type="string" office:string-value="2023-04-22 12:00:00" table:formula="of:=COM.MICROSOFT.CONCAT([.C66];[.D66];[.F66])" table:style-name="ce1">
            <text:p>2023-04-22 1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l reventonazo de la chola</text:p>
          </table:table-cell>
          <table:table-cell office:value-type="string" table:style-name="ce3">
            <text:p>AMERICA TELEVISION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00:00</text:p>
          </table:table-cell>
          <table:table-cell office:value-type="string" table:style-name="ce4">
            <text:p>21:00:00</text:p>
          </table:table-cell>
          <table:table-cell office:value-type="string" office:string-value="2023-04-22 19:00:00" table:formula="of:=COM.MICROSOFT.CONCAT([.C67];[.D67];[.E67])" table:style-name="ce3">
            <text:p>2023-04-22 19:00:00</text:p>
          </table:table-cell>
          <table:table-cell office:value-type="string" office:string-value="2023-04-22 21:00:00" table:formula="of:=COM.MICROSOFT.CONCAT([.C67];[.D67];[.F67])" table:style-name="ce3">
            <text:p>2023-04-22 21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JB</text:p>
          </table:table-cell>
          <table:table-cell office:value-type="string" table:style-name="ce1">
            <text:p>ATV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30:00</text:p>
          </table:table-cell>
          <table:table-cell office:value-type="string" table:style-name="ce2">
            <text:p>23:00:00</text:p>
          </table:table-cell>
          <table:table-cell office:value-type="string" office:string-value="2023-04-22 20:30:00" table:formula="of:=COM.MICROSOFT.CONCAT([.C68];[.D68];[.E68])" table:style-name="ce1">
            <text:p>2023-04-22 20:30:00</text:p>
          </table:table-cell>
          <table:table-cell office:value-type="string" office:string-value="2023-04-22 23:00:00" table:formula="of:=COM.MICROSOFT.CONCAT([.C68];[.D68];[.F68])" table:style-name="ce1">
            <text:p>2023-04-22 23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erú tiene talento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2:00:00</text:p>
          </table:table-cell>
          <table:table-cell office:value-type="string" table:style-name="ce2">
            <text:p>23:59:00</text:p>
          </table:table-cell>
          <table:table-cell office:value-type="string" office:string-value="2023-04-22 22:00:00" table:formula="of:=COM.MICROSOFT.CONCAT([.C69];[.D69];[.E69])" table:style-name="ce1">
            <text:p>2023-04-22 22:00:00</text:p>
          </table:table-cell>
          <table:table-cell office:value-type="string" office:string-value="2023-04-22 23:59:00" table:formula="of:=COM.MICROSOFT.CONCAT([.C69];[.D69];[.F69])" table:style-name="ce1">
            <text:p>2023-04-22 23:59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a gran estrella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4-22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21:00:00</text:p>
          </table:table-cell>
          <table:table-cell office:value-type="string" table:style-name="ce4">
            <text:p>23:30:00</text:p>
          </table:table-cell>
          <table:table-cell office:value-type="string" office:string-value="2023-04-22 21:00:00" table:formula="of:=COM.MICROSOFT.CONCAT([.C70];[.D70];[.E70])" table:style-name="ce3">
            <text:p>2023-04-22 21:00:00</text:p>
          </table:table-cell>
          <table:table-cell office:value-type="string" office:string-value="2023-04-22 23:30:00" table:formula="of:=COM.MICROSOFT.CONCAT([.C70];[.D70];[.F70])" table:style-name="ce3">
            <text:p>2023-04-22 23:3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Punto Final</text:p>
          </table:table-cell>
          <table:table-cell office:value-type="string" table:style-name="ce1">
            <text:p>LATINA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4-23 20:00:00" table:formula="of:=COM.MICROSOFT.CONCAT([.C71];[.D71];[.E71])" table:style-name="ce1">
            <text:p>2023-04-23 20:00:00</text:p>
          </table:table-cell>
          <table:table-cell office:value-type="string" office:string-value="2023-04-23 22:00:00" table:formula="of:=COM.MICROSOFT.CONCAT([.C71];[.D71];[.F71])" table:style-name="ce1">
            <text:p>2023-04-23 22:00: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uarto poder</text:p>
          </table:table-cell>
          <table:table-cell office:value-type="string" table:style-name="ce1">
            <text:p>AMERICA TELEVISION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0:00:00</text:p>
          </table:table-cell>
          <table:table-cell office:value-type="string" table:style-name="ce2">
            <text:p>22:00:00</text:p>
          </table:table-cell>
          <table:table-cell office:value-type="string" office:string-value="2023-04-23 20:00:00" table:formula="of:=COM.MICROSOFT.CONCAT([.C72];[.D72];[.E72])" table:style-name="ce1">
            <text:p>2023-04-23 20:00:00</text:p>
          </table:table-cell>
          <table:table-cell office:value-type="string" office:string-value="2023-04-23 22:00:00" table:formula="of:=COM.MICROSOFT.CONCAT([.C72];[.D72];[.F72])" table:style-name="ce1">
            <text:p>2023-04-23 22:00:0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Panorama de 19:50 a 22 pm</text:p>
          </table:table-cell>
          <table:table-cell office:value-type="string" table:style-name="ce3">
            <text:p>PANAMERICANA TELEVISION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4">
            <text:p>19:50:00</text:p>
          </table:table-cell>
          <table:table-cell office:value-type="string" table:style-name="ce4">
            <text:p>22:00:00</text:p>
          </table:table-cell>
          <table:table-cell office:value-type="string" office:string-value="2023-04-23 19:50:00" table:formula="of:=COM.MICROSOFT.CONCAT([.C73];[.D73];[.E73])" table:style-name="ce3">
            <text:p>2023-04-23 19:50:00</text:p>
          </table:table-cell>
          <table:table-cell office:value-type="string" office:string-value="2023-04-23 22:00:00" table:formula="of:=COM.MICROSOFT.CONCAT([.C73];[.D73];[.F73])" table:style-name="ce3">
            <text:p>2023-04-23 22:00:00</text:p>
          </table:table-cell>
          <table:table-cell table:number-columns-repeated="16376" table:style-name="ce3"/>
        </table:table-row>
        <table:table-row table:style-name="ro1">
          <table:table-cell office:value-type="string" table:style-name="ce1">
            <text:p>Despues de todo</text:p>
          </table:table-cell>
          <table:table-cell office:value-type="string" table:style-name="ce1">
            <text:p>M DEPORTES HD</text:p>
          </table:table-cell>
          <table:table-cell office:value-type="string" table:style-name="ce2">
            <text:p>2023-04-23</text:p>
          </table:table-cell>
          <table:table-cell office:value-type="string" table:style-name="ce1">
            <text:p><text:s/></text:p>
          </table:table-cell>
          <table:table-cell office:value-type="string" table:style-name="ce2">
            <text:p>21:30:00</text:p>
          </table:table-cell>
          <table:table-cell office:value-type="string" table:style-name="ce2">
            <text:p>23:00:00</text:p>
          </table:table-cell>
          <table:table-cell office:value-type="string" office:string-value="2023-04-23 21:30:00" table:formula="of:=COM.MICROSOFT.CONCAT([.C74];[.D74];[.E74])" table:style-name="ce1">
            <text:p>2023-04-23 21:30:00</text:p>
          </table:table-cell>
          <table:table-cell office:value-type="string" office:string-value="2023-04-23 23:00:00" table:formula="of:=COM.MICROSOFT.CONCAT([.C74];[.D74];[.F74])" table:style-name="ce1">
            <text:p>2023-04-23 23:00:00</text:p>
          </table:table-cell>
          <table:table-cell table:number-columns-repeated="16376"/>
        </table:table-row>
        <table:table-row table:number-rows-repeated="1048502" table:style-name="ro1">
          <table:table-cell table:number-columns-repeated="16384"/>
        </table:table-row>
      </table:table>
      <table:table table:name="Hoja3" table:style-name="ta1">
        <table:table-column table:style-name="co12" table:number-columns-repeated="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5">
            <text:p>América Cinescape 11 am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1:00:00</text:p>
          </table:table-cell>
          <table:table-cell office:value-type="string" table:style-name="ce6">
            <text:p>13:00:00</text:p>
          </table:table-cell>
          <table:table-cell office:value-type="string" table:style-name="ce6">
            <text:p>2021-09-11 11:00:00</text:p>
          </table:table-cell>
          <table:table-cell office:value-type="string" table:style-name="ce6">
            <text:p>2021-09-11 1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El reventonazo de la Chola 7 pm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9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1 19:00:00</text:p>
          </table:table-cell>
          <table:table-cell office:value-type="string" table:style-name="ce6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TV JB en ATV 8:00 p.m.</text:p>
          </table:table-cell>
          <table:table-cell office:value-type="string" table:style-name="ce5">
            <text:p>ATV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00:00</text:p>
          </table:table-cell>
          <table:table-cell office:value-type="string" table:style-name="ce6">
            <text:p>22:00:00</text:p>
          </table:table-cell>
          <table:table-cell office:value-type="string" table:style-name="ce6">
            <text:p>2021-09-11 20:00:00</text:p>
          </table:table-cell>
          <table:table-cell office:value-type="string" table:style-name="ce6">
            <text:p>2021-09-11 22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Reinas del Show 9:00 p.m.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1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1 21:00:00</text:p>
          </table:table-cell>
          <table:table-cell office:value-type="string" table:style-name="ce6">
            <text:p>2021-09-11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Latina HD La Voz Senior 8:30pm</text:p>
          </table:table-cell>
          <table:table-cell office:value-type="string" table:style-name="ce5">
            <text:p>LATINA HD</text:p>
          </table:table-cell>
          <table:table-cell office:value-type="string" table:style-name="ce6">
            <text:p>2021-09-11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1 20:30:00</text:p>
          </table:table-cell>
          <table:table-cell office:value-type="string" table:style-name="ce6">
            <text:p>2021-09-11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mérica TV Mi mamá cocina mejor que la tuya5:30 p.m.</text:p>
          </table:table-cell>
          <table:table-cell office:value-type="string" table:style-name="ce5">
            <text:p>AMERICA TELEVISION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17:30:00</text:p>
          </table:table-cell>
          <table:table-cell office:value-type="string" table:style-name="ce6">
            <text:p>19:30:00</text:p>
          </table:table-cell>
          <table:table-cell office:value-type="string" table:style-name="ce6">
            <text:p>2021-09-12 17:30:00</text:p>
          </table:table-cell>
          <table:table-cell office:value-type="string" table:style-name="ce6">
            <text:p>2021-09-12 19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deportes El fuera de Lista 8:30 p.m.</text:p>
          </table:table-cell>
          <table:table-cell office:value-type="string" table:style-name="ce5">
            <text:p>M DEPORTE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2 20:30:00</text:p>
          </table:table-cell>
          <table:table-cell office:value-type="string" table:style-name="ce6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ATV Nunca Más 8:30 p.m.</text:p>
          </table:table-cell>
          <table:table-cell office:value-type="string" table:style-name="ce5">
            <text:p>ATV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0:30:00</text:p>
          </table:table-cell>
          <table:table-cell office:value-type="string" table:style-name="ce6">
            <text:p>22:30:00</text:p>
          </table:table-cell>
          <table:table-cell office:value-type="string" table:style-name="ce6">
            <text:p>2021-09-12 20:30:00</text:p>
          </table:table-cell>
          <table:table-cell office:value-type="string" table:style-name="ce6">
            <text:p>2021-09-12 22:3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plus Jamás Perfectas 9:00 p.m.</text:p>
          </table:table-cell>
          <table:table-cell office:value-type="string" table:style-name="ce5">
            <text:p>M PLU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1:00:00</text:p>
          </table:table-cell>
          <table:table-cell office:value-type="string" table:style-name="ce6">
            <text:p>23:00:00</text:p>
          </table:table-cell>
          <table:table-cell office:value-type="string" table:style-name="ce6">
            <text:p>2021-09-12 21:00:00</text:p>
          </table:table-cell>
          <table:table-cell office:value-type="string" table:style-name="ce6">
            <text:p>2021-09-12 23:00:00</text:p>
          </table:table-cell>
          <table:table-cell table:number-columns-repeated="16376"/>
        </table:table-row>
        <table:table-row table:style-name="ro1">
          <table:table-cell office:value-type="string" table:style-name="ce5">
            <text:p>Mdeportes Después de Todo 10:00 p.m.</text:p>
          </table:table-cell>
          <table:table-cell office:value-type="string" table:style-name="ce5">
            <text:p>M DEPORTES HD</text:p>
          </table:table-cell>
          <table:table-cell office:value-type="string" table:style-name="ce6">
            <text:p>2021-09-12</text:p>
          </table:table-cell>
          <table:table-cell office:value-type="string" table:style-name="ce5">
            <text:p><text:s/></text:p>
          </table:table-cell>
          <table:table-cell office:value-type="string" table:style-name="ce6">
            <text:p>22:00:00</text:p>
          </table:table-cell>
          <table:table-cell office:value-type="string" table:style-name="ce6">
            <text:p>23:59:59</text:p>
          </table:table-cell>
          <table:table-cell office:value-type="string" table:style-name="ce6">
            <text:p>2021-09-12 22:00:00</text:p>
          </table:table-cell>
          <table:table-cell office:value-type="string" table:style-name="ce6">
            <text:p>2021-09-12 23:59:59</text:p>
          </table:table-cell>
          <table:table-cell table:number-columns-repeated="16376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Walter Jesus Rivera Salcedo</dc:creator>
    <dc:date>2023-04-24T14:16:28Z</dc:date>
    <meta:editing-cycles>40</meta:editing-cycles>
    <meta:editing-duration>PT44355S</meta:editing-duration>
  </office:meta>
</office:document-meta>
</file>